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4"/>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table:number-columns-repeated="1020"/>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table:number-columns-repeated="1020"/>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text:p>
          </table:table-cell>
          <table:table-cell office:value-type="string" calcext:value-type="string">
            <text:p>Utiliser un strlcpy/strncpy ou placer un \0 dans la chaine password.</text:p>
          </table:table-cell>
          <table:table-cell table:number-columns-repeated="1020"/>
        </table:table-row>
        <table:table-row table:style-name="ro4">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table:number-columns-repeated="1020"/>
        </table:table-row>
        <table:table-row table:style-name="ro4">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table:number-columns-repeated="1020"/>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number-columns-repeated="1021"/>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number-columns-repeated="1021"/>
        </table:table-row>
        <table:table-row table:style-name="ro4">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table:number-columns-repeated="1020"/>
        </table:table-row>
        <table:table-row table:style-name="ro4">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table:number-columns-repeated="1020"/>
        </table:table-row>
        <table:table-row table:style-name="ro4">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table:number-columns-repeated="1020"/>
        </table:table-row>
        <table:table-row table:style-name="ro4">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table:number-columns-repeated="1020"/>
        </table:table-row>
        <table:table-row table:style-name="ro5">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table:number-columns-repeated="1020"/>
        </table:table-row>
        <table:table-row table:style-name="ro6" table:number-rows-repeated="104856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3:20:17.9921450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3:21:09.104490226</dc:date>
    <dc:creator>Arthur Poulet</dc:creator>
    <meta:editing-duration>PT2M4S</meta:editing-duration>
    <meta:editing-cycles>6</meta:editing-cycles>
    <meta:document-statistic meta:table-count="1" meta:cell-count="41" meta:object-count="0"/>
  </office:meta>
</office:document-meta>
</file>